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1"/>
        <table:table-row table:style-name="ro2">
          <table:table-cell office:value-type="string">
            <text:p>Муск</text:p>
          </table:table-cell>
          <table:table-cell office:value-type="string">
            <text:p>Я тороплюсь, так что давай свои загадки.</text:p>
          </table:table-cell>
        </table:table-row>
        <table:table-row table:style-name="ro3">
          <table:table-cell office:value-type="string">
            <text:p>Филин Нус</text:p>
          </table:table-cell>
          <table:table-cell office:value-type="string">
            <text:p>Хорошо вот первая. Накорми меня - я стану больше. Напои меня - я погибну.</text:p>
          </table:table-cell>
        </table:table-row>
        <table:table-row table:style-name="ro4">
          <table:table-cell office:value-type="string">
            <text:p>Муск</text:p>
          </table:table-cell>
          <table:table-cell office:value-type="string">
            <text:p>Темно у тебя тут. Хм… Точно! Огонь!</text:p>
          </table:table-cell>
        </table:table-row>
        <table:table-row table:style-name="ro3">
          <table:table-cell office:value-type="string">
            <text:p>Филин Нус</text:p>
          </table:table-cell>
          <table:table-cell office:value-type="string">
            <text:p>Хм, првильно... Ну что ж вот вторая! Весной оживает, осенью умирает.</text:p>
          </table:table-cell>
        </table:table-row>
        <table:table-row table:style-name="ro4">
          <table:table-cell office:value-type="string">
            <text:p>Муск</text:p>
          </table:table-cell>
          <table:table-cell office:value-type="string">
            <text:p>Звучит грустно… Деревья? Лес!</text:p>
          </table:table-cell>
        </table:table-row>
        <table:table-row table:style-name="ro5">
          <table:table-cell office:value-type="string">
            <text:p>Филин Нус</text:p>
          </table:table-cell>
          <table:table-cell office:value-type="string">
            <text:p>Последняя и самая сложная. Все кто ответил давал неверный ответ, больше никогда не ошибались. Что есть величайшая музыка жизни?</text:p>
          </table:table-cell>
        </table:table-row>
        <table:table-row table:style-name="ro4">
          <table:table-cell office:value-type="string">
            <text:p>Муск</text:p>
          </table:table-cell>
          <table:table-cell office:value-type="string">
            <text:p>Тишина, брат мой… *остановить часы*</text:p>
          </table:table-cell>
        </table:table-row>
        <table:table-row table:style-name="ro6">
          <table:table-cell office:value-type="string">
            <text:p>Филин Нус</text:p>
          </table:table-cell>
          <table:table-cell office:value-type="string">
            <text:p>П-почему ты так ответил?</text:p>
          </table:table-cell>
        </table:table-row>
        <table:table-row table:style-name="ro7">
          <table:table-cell office:value-type="string">
            <text:p>Муск</text:p>
          </table:table-cell>
          <table:table-cell office:value-type="string">
            <text:p>Не знаю, первое что пришло в голову. Так это верный ответ?</text:p>
          </table:table-cell>
        </table:table-row>
        <table:table-row table:style-name="ro8">
          <table:table-cell office:value-type="string">
            <text:p>Филин Нус</text:p>
          </table:table-cell>
          <table:table-cell office:value-type="string">
            <text:p>Да… как тихо, приятные объятия тишины. Список ингредиентов на полке справа от входа.</text:p>
          </table:table-cell>
        </table:table-row>
        <table:table-row table:style-name="ro4">
          <table:table-cell office:value-type="string">
            <text:p>Муск</text:p>
          </table:table-cell>
          <table:table-cell office:value-type="string">
            <text:p>Ингредиентов? Я думал ты дашь мне лекарство!</text:p>
          </table:table-cell>
        </table:table-row>
        <table:table-row table:style-name="ro2">
          <table:table-cell office:value-type="string">
            <text:p>Филин Нус</text:p>
          </table:table-cell>
          <table:table-cell office:value-type="string">
            <text:p>Бери пока я не передумал.</text:p>
          </table:table-cell>
        </table:table-row>
        <table:table-row table:style-name="ro9">
          <table:table-cell office:value-type="string">
            <text:p>Муск</text:p>
          </table:table-cell>
          <table:table-cell office:value-type="string">
            <text:p>Хорошо. Но что здесь написано? Я не умею читать.</text:p>
          </table:table-cell>
        </table:table-row>
        <table:table-row table:style-name="ro10">
          <table:table-cell office:value-type="string">
            <text:p>Филин Нус</text:p>
          </table:table-cell>
          <table:table-cell office:value-type="string">
            <text:p>Насколько я помню, там есть элюстрации. Да и поздно уже, спать пора.</text:p>
          </table:table-cell>
        </table:table-row>
        <table:table-row table:style-name="ro4">
          <table:table-cell office:value-type="string">
            <text:p>Муск</text:p>
          </table:table-cell>
          <table:table-cell office:value-type="string">
            <text:p>Так. Глазки ласки… Яд змеи и… Это что? Еж?</text:p>
          </table:table-cell>
        </table:table-row>
        <table:table-row table:style-name="ro3">
          <table:table-cell office:value-type="string">
            <text:p>Рассказчик</text:p>
          </table:table-cell>
          <table:table-cell office:value-type="string">
            <text:p>Филин ничего не ответил. Его слепые глаза еще какое-то время таращились на Муска. </text:p>
          </table:table-cell>
        </table:table-row>
        <table:table-row table:style-name="ro11">
          <table:table-cell office:value-type="string">
            <text:p>Рассказчик</text:p>
          </table:table-cell>
          <table:table-cell office:value-type="string">
            <text:p>Но когда веки закрылись, герой понял, что филин уснул. Выйдя из логова Нуса, Муск снова завел часы и понял, что ему нужно спешить.</text:p>
          </table:table-cell>
        </table:table-row>
        <table:table-row table:style-name="ro4">
          <table:table-cell office:value-type="string">
            <text:p>Рассказчик</text:p>
          </table:table-cell>
          <table:table-cell office:value-type="string">
            <text:p>Следующей на его пути была обитель ласки.</text:p>
          </table:table-cell>
        </table:table-row>
        <table:table-row table:style-name="ro6">
          <table:table-cell office:value-type="string">
            <text:p>Рассказчик</text:p>
          </table:table-cell>
          <table:table-cell office:value-type="string">
            <text:p>Описание сада ласки</text:p>
          </table:table-cell>
        </table:table-row>
        <table:table-row table:style-name="ro2">
          <table:table-cell office:value-type="string">
            <text:p>Ласка Дуби</text:p>
          </table:table-cell>
          <table:table-cell office:value-type="string">
            <text:p>Кто зашел в мои владения? </text:p>
          </table:table-cell>
        </table:table-row>
        <table:table-row table:style-name="ro7">
          <table:table-cell office:value-type="string">
            <text:p>Муск</text:p>
          </table:table-cell>
          <table:table-cell office:value-type="string">
            <text:p>Я отважный Муск! И пришел за твоими глазами зверь!</text:p>
          </table:table-cell>
        </table:table-row>
        <table:table-row table:style-name="ro10">
          <table:table-cell office:value-type="string">
            <text:p>Ласка Дуби</text:p>
          </table:table-cell>
          <table:table-cell office:value-type="string">
            <text:p>Ужас! Какой кошмар!. Нет-нет, так быть не должно, это какая-то ошибка!</text:p>
          </table:table-cell>
        </table:table-row>
        <table:table-row table:style-name="ro7">
          <table:table-cell office:value-type="string">
            <text:p>Муск</text:p>
          </table:table-cell>
          <table:table-cell office:value-type="string">
            <text:p>Здесь нет никакой ошибки. В свитке четко указаны глазки ласки.</text:p>
          </table:table-cell>
        </table:table-row>
        <table:table-row table:style-name="ro7">
          <table:table-cell office:value-type="string">
            <text:p>Ласка Дуби</text:p>
          </table:table-cell>
          <table:table-cell office:value-type="string">
            <text:p>Что за свиток? У тебя там какой-то рецепт? Дай посмотрю!</text:p>
          </table:table-cell>
        </table:table-row>
        <table:table-row table:style-name="ro9">
          <table:table-cell office:value-type="string">
            <text:p>Рассказчик</text:p>
          </table:table-cell>
          <table:table-cell office:value-type="string">
            <text:p>Ласка приближается наклоняя голову ближе к Муску.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5">11/05/2023</text:date>, <text:time>23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9S</meta:editing-duration>
    <meta:editing-cycles>6</meta:editing-cycles>
    <meta:generator>OpenOffice/4.1.14$Win32 OpenOffice.org_project/4114m1$Build-9811</meta:generator>
    <dc:date>2023-11-05T23:22:12.30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